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5" style:family="presentation" style:parent-style-name="標準1-outline1">
      <style:graphic-properties draw:fill-color="#ffffff" draw:auto-grow-height="true" fo:min-height="16.001cm"/>
    </style:style>
    <style:style style:name="pr6" style:family="presentation" style:parent-style-name="標準1-notes">
      <style:graphic-properties draw:fill-color="#ffffff" draw:auto-grow-height="true" fo:min-height="11.41cm"/>
    </style:style>
    <style:style style:name="pr7" style:family="presentation" style:parent-style-name="標準1-subtitle" style:list-style-name="L3">
      <style:graphic-properties draw:fill-color="#ffffff" draw:auto-grow-height="true" fo:min-height="16.001cm"/>
    </style:style>
    <style:style style:name="pr8" style:family="presentation" style:parent-style-name="標準1-title">
      <style:graphic-properties draw:fill-color="#ffffff" fo:min-height="1.501cm"/>
    </style:style>
    <style:style style:name="pr9" style:family="presentation" style:parent-style-name="標準1-outline1">
      <style:graphic-properties draw:fill-color="#ffffff" fo:min-height="16.001cm"/>
    </style:style>
    <style:style style:name="pr10" style:family="presentation" style:parent-style-name="標準1-notes">
      <style:graphic-properties draw:fill-color="#ffffff" fo:min-height="11.41cm"/>
    </style:style>
    <style:style style:name="pr11" style:family="presentation" style:parent-style-name="標準1-subtitle" style:list-style-name="L3">
      <style:graphic-properties draw:fill-color="#ffffff" draw:auto-grow-height="true" fo:min-height="16.001cm"/>
    </style:style>
    <style:style style:name="pr12" style:family="presentation" style:parent-style-name="標準1-subtitle" style:list-style-name="L3">
      <style:graphic-properties draw:fill-color="#ffffff" draw:auto-grow-height="true" fo:min-height="16.001cm"/>
    </style:style>
    <style:style style:name="pr13" style:family="presentation" style:parent-style-name="標準1-title">
      <style:graphic-properties draw:fill-color="#ffffff" draw:auto-grow-height="true" fo:min-height="18.7cm"/>
    </style:style>
    <style:style style:name="pr14" style:family="presentation" style:parent-style-name="標準1-subtitle" style:list-style-name="L3">
      <style:graphic-properties draw:fill-color="#ffffff" draw:auto-grow-height="true" fo:min-height="16.001cm"/>
    </style:style>
    <style:style style:name="pr15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16" style:family="presentation" style:parent-style-name="標準1-subtitle" style:list-style-name="L3">
      <style:graphic-properties draw:fill-color="#ffffff" draw:auto-grow-height="true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color="#ffff99"/>
    </style:style>
    <style:style style:name="P4" style:family="paragraph">
      <style:paragraph-properties fo:text-align="center"/>
    </style:style>
    <style:style style:name="P5" style:family="paragraph">
      <style:paragraph-properties fo:margin-left="0.9cm" fo:margin-right="0cm" text:enable-numbering="false" fo:text-indent="-0.9cm"/>
    </style:style>
    <style:style style:name="P6" style:family="paragraph">
      <style:paragraph-properties fo:margin-left="0.9cm" fo:margin-right="0cm" fo:text-indent="-0.9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2.07cm" fo:margin-right="0cm" fo:text-indent="-0.8cm"/>
    </style:style>
    <style:style style:name="P9" style:family="paragraph">
      <style:paragraph-properties fo:margin-left="0cm" fo:margin-right="0cm" fo:text-indent="0cm"/>
      <style:text-properties fo:color="#ccccff"/>
    </style:style>
    <style:style style:name="P10" style:family="paragraph">
      <style:paragraph-properties fo:margin-left="3.14cm" fo:margin-right="0cm" fo:text-indent="-0.6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0cm" fo:margin-right="0cm" fo:text-align="center" fo:text-indent="0cm"/>
    </style:style>
    <style:style style:name="T1" style:family="text">
      <style:text-properties fo:color="#ffff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cccff"/>
    </style:style>
    <style:style style:name="T4" style:family="text">
      <style:text-properties fo:color="#800000"/>
    </style:style>
    <style:style style:name="T5" style:family="text">
      <style:text-properties fo:color="#800000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800000" fo:font-style="normal" style:font-style-asian="normal" style:font-style-complex="normal"/>
    </style:style>
    <style:style style:name="T8" style:family="text">
      <style:text-properties style:use-window-font-color="true"/>
    </style:style>
    <style:style style:name="T9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fo:color="#8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image text:level="1" xlink:href="Pictures/100002000000000A0000000A1F4FBE6C.gif" xlink:type="simple" xlink:show="embed" xlink:actuate="onLoad">
        <style:list-level-properties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TINKER simulation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Lecture Outline</text:span></text:p>
          </draw:text-box>
        </draw:frame>
        <draw:rect presentation:style-name="pr4" draw:text-style-name="P4" draw:layer="layout" svg:width="24.5cm" svg:height="17cm" svg:x="1.5cm" svg:y="3.2cm" draw:corner-radius="0.5cm">
          <text:p text:style-name="P1"/>
        </draw:rect>
        <draw:frame presentation:style-name="pr5" draw:text-style-name="P6" draw:layer="layout" svg:width="23cm" svg:height="16.001cm" svg:x="2cm" svg:y="3.7cm" presentation:class="outline">
          <draw:text-box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6">TINKER introduction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6">Protein simulations <text:span text:style-name="T2">in vacuo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6">Protein simulations in implicit solvent model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6">Solvent simulations with periodic boundary conditions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6">Protein simulations in explicit, all-atoms solvent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 text:style-name="P1"/>
        </draw:rect>
        <draw:frame presentation:style-name="pr7" draw:text-style-name="P7" draw:layer="layout" svg:width="23cm" svg:height="16.001cm" svg:x="2cm" svg:y="3.7cm" presentation:class="subtitle">
          <draw:text-box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TINKER introd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TINKER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Developed at Jay Ponder’s lab</text:p>
              </text:list-item>
            </text:list>
            <text:list text:style-name="L2">
              <text:list-item>
                <text:list>
                  <text:list-item>
                    <text:p text:style-name="P8"><text:a xlink:href="http://dasher.wustl.edu/tinker/">http://dasher.wustl.edu/tinker/</text:a></text:p>
                  </text:list-item>
                </text:list>
              </text:list-item>
            </text:list>
            <text:list text:style-name="L2">
              <text:list-item>
                <text:p text:style-name="P6">Professional quality</text:p>
              </text:list-item>
            </text:list>
            <text:list text:style-name="L2">
              <text:list-item>
                <text:p text:style-name="P6">Main goal is development of algorithms</text:p>
              </text:list-item>
            </text:list>
            <text:list text:style-name="L2">
              <text:list-item>
                <text:p text:style-name="P6">Less extensive than other programs (e. g. CHARMM)</text:p>
              </text:list-item>
            </text:list>
            <text:list text:style-name="L2">
              <text:list-item>
                <text:p text:style-name="P6">Wider support for force fields</text:p>
              </text:list-item>
            </text:list>
            <text:list text:style-name="L2">
              <text:list-item>
                <text:list>
                  <text:list-item>
                    <text:p text:style-name="P8">AMBERxx, AMOEBAxx, CHARMMxx, Dang, Dudek, <text:tab/>Hoch, MMxx, OPLSxx, SMOOTHxx...</text:p>
                  </text:list-item>
                </text:list>
              </text:list-item>
            </text:list>
            <text:list text:style-name="L2">
              <text:list-item>
                <text:p text:style-name="P6">Focus on ease of use</text:p>
              </text:list-item>
            </text:list>
            <text:list text:style-name="L2">
              <text:list-item>
                <text:p text:style-name="P6">Command line interface</text:p>
              </text:list-item>
            </text:list>
            <text:list text:style-name="L2">
              <text:list-item>
                <text:p text:style-name="P6">Free, with source code</text:p>
              </text:list-item>
            </text:list>
            <text:list text:style-name="L2">
              <text:list-item>
                <text:p text:style-name="P6">Integrated with GAMESS-US QM software (SIMOMM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9" draw:layer="layout" svg:width="23.5cm" svg:height="1.501cm" svg:x="2cm" svg:y="1cm" presentation:class="title" presentation:user-transformed="true">
          <draw:text-box>
            <text:p text:style-name="P1"><text:span text:style-name="T3">Running TINKER</text:span>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Coordinates (XYZ)</text:p>
              </text:list-item>
            </text:list>
            <text:list text:style-name="L2">
              <text:list-item>
                <text:list>
                  <text:list-item>
                    <text:p text:style-name="P8">Convert from/to PDB (<text:span text:style-name="T4">pdbxyz</text:span>, <text:span text:style-name="T4">xyzpdb</text:span>)</text:p>
                  </text:list-item>
                </text:list>
              </text:list-item>
            </text:list>
            <text:list text:style-name="L2">
              <text:list-item>
                <text:p text:style-name="P6">Parameter file</text:p>
              </text:list-item>
            </text:list>
            <text:list text:style-name="L2">
              <text:list-item>
                <text:list>
                  <text:list-item>
                    <text:p text:style-name="P8">.key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tinker.key</text:span> (always vali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filename</text:span><text:span text:style-name="T4">.key</text:span> (<text:span text:style-name="T2">filename</text:span> is same as in <text:span text:style-name="T2">filename</text:span>.xyz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keyword 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parameters /opt/structure/tinker/params/amber.pr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6">Other fil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Parameter files (potential energy functions/force field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Restart, output, trajectori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Interactive command lin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asy: just ans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nswers may be given in the command 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Worth noting</text:p>
          </draw:text-box>
        </draw:frame>
        <draw:frame presentation:style-name="pr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Filename extension is not entered (tinker assumes it)</text:p>
              </text:list-item>
            </text:list>
            <text:list text:style-name="L2">
              <text:list-item>
                <text:p text:style-name="P6">Tinker asks for options not given in the command line</text:p>
              </text:list-item>
            </text:list>
            <text:list text:style-name="L2">
              <text:list-item>
                <text:p text:style-name="P6">Tinker outputs progress report to console</text:p>
              </text:list-item>
            </text:list>
            <text:list text:style-name="L2">
              <text:list-item>
                <text:list>
                  <text:list-item>
                    <text:p text:style-name="P8">Worth saving for inspection/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mmand model | tee model-command.lo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mmand model &gt; model-command.log &amp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filename</text:span><text:span text:style-name="T6">.key takes precedence over tinker.key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Use tinker.key for common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User </text:span><text:span text:style-name="T2">filename</text:span><text:span text:style-name="T6">.key for model-specific option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Existing output files are not overwritten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 sequential suffix is added (e. g. model.xyz_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 text:style-name="P1"/>
        </draw:rect>
        <draw:frame presentation:style-name="pr11" draw:text-style-name="P7" draw:layer="layout" svg:width="23cm" svg:height="16.001cm" svg:x="2cm" svg:y="3.7cm" presentation:class="subtitle">
          <draw:text-box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Protein model <text:span text:style-name="T2">in vacu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itial setup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Create a subdirectory and move to it</text:p>
              </text:list-item>
            </text:list>
            <text:list text:style-name="L2">
              <text:list-item>
                <text:list>
                  <text:list-item>
                    <text:p text:style-name="P8">Copy PDB coordinate file to your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. g. <text:span text:style-name="T4">2ech.pd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ook into tinker installation directory, folder ‘params’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. g. <text:span text:style-name="T4">ls /opt/structure/tinker/params/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lect a force field and put it into <text:span text:style-name="T4">tinker.ke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e. g. parameters /opt/structure/tinker/params/charmm27.pr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Convert PDB coordinates to XYZ coordin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e. g. </text:span><text:span text:style-name="T4">pdbxyz 2e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Correct any discrepancies in atom nam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DB files tend to use atom names corresponding to the force field used during refine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Not all force fields use the same atom nam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Have an initial look with </text:span><text:span text:style-name="T4">analy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Initial structure optimiza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Tinker offers various methods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inimi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optimi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newt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P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niffer</text:span></text:p>
                  </text:list-item>
                </text:list>
              </text:list-item>
            </text:list>
            <text:list text:style-name="L2">
              <text:list-item>
                <text:p text:style-name="P6">Minimization progresses until a target RMSD is reached</text:p>
              </text:list-item>
            </text:list>
            <text:list text:style-name="L2">
              <text:list-item>
                <text:list>
                  <text:list-item>
                    <text:p text:style-name="P8">Use target RMSD of <text:span text:style-name="T4">1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e chosen program interactively or in batch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minimize 2ech 1.0 | tee 2ech-minimize.lo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newton 2ech A A 1.0 &gt; 2ech-newton.log &amp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Speed up using cutoffs in tinker.key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cutoff 15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Heating</text:p>
          </draw:text-box>
        </draw:frame>
        <draw:frame presentation:style-name="pr9" draw:layer="layout" svg:width="24.035cm" svg:height="16.001cm" svg:x="2cm" svg:y="3.7cm" presentation:class="outline" presentation:user-transformed="true">
          <draw:text-box>
            <text:list text:style-name="L2">
              <text:list-item>
                <text:p text:style-name="P6">Tune computation in <text:span text:style-name="T4">tinker.key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cutoff 15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lights</text:span></text:p>
                  </text:list-item>
                </text:list>
              </text:list-item>
            </text:list>
            <text:list text:style-name="L2">
              <text:list-item>
                <text:p text:style-name="P6">Reduce output clutter in <text:span text:style-name="T4">tinker.key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archive</text:span></text:p>
                  </text:list-item>
                </text:list>
              </text:list-item>
            </text:list>
            <text:list text:style-name="L2">
              <text:list-item>
                <text:p text:style-name="P6">Run ANNEAL to heat progressively the system to desired temperature</text:p>
              </text:list-item>
            </text:list>
            <text:list text:style-name="L2">
              <text:list-item>
                <text:list>
                  <text:list-item>
                    <text:p text:style-name="P8">Heat from <text:span text:style-name="T4">1</text:span> to <text:span text:style-name="T4">298</text:span> 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o not perform previous equilibration (<text:span text:style-name="T4">0</text:span> step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pply heat linear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e a <text:span text:style-name="T4">1.0 fs</text:span> timestep and save data every <text:span text:style-name="T4">0.1 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Keep atomic weigh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un in batch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nneal 2ech 1 298 0 2000 L 1.0 0.1 0.0 &gt; 2ech-anneal.log &amp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Equilibra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Keep the system at target temperature until equilibrium is reached</text:p>
              </text:list-item>
            </text:list>
            <text:list text:style-name="L2">
              <text:list-item>
                <text:p text:style-name="P6">Run DYNAMIC to simulate 3ps at 298K and monitor energies</text:p>
              </text:list-item>
            </text:list>
            <text:list text:style-name="L2">
              <text:list-item>
                <text:list>
                  <text:list-item>
                    <text:p text:style-name="P8">Continue using same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un in batch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dynamic 2ech 3000 1.0 0.1 298 &gt; 2ech-equil.out &amp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fter completion check system ev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ep ‘Temperature’ 2ech-equil.out &gt; temperature.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ep ‘Total Energy’ 2ech-equil.out &gt;totalenergy.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mport into a graphical program and plot fluctu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isualize the traj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. g. with gopenm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Produc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Gather thermodinamical statistics and trajectory</text:p>
              </text:list-item>
            </text:list>
            <text:list text:style-name="L2">
              <text:list-item>
                <text:p text:style-name="P6">Start from equilibrated structure</text:p>
              </text:list-item>
            </text:list>
            <text:list text:style-name="L2">
              <text:list-item>
                <text:p text:style-name="P6">Run DYNAMIC to simulate 5 ps at 298 K </text:p>
              </text:list-item>
            </text:list>
            <text:list text:style-name="L2">
              <text:list-item>
                <text:list>
                  <text:list-item>
                    <text:p text:style-name="P8">Timestep: 1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umber of steps: 500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ake snapshots every 100 steps (100 fs = 0.1 p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un in batch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dynamic 2ech 5000 1.0 0.1 298 &gt; 2ech-prod.log &amp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Monitor progress</text:p>
              </text:list-item>
            </text:list>
            <text:list text:style-name="L2">
              <text:list-item>
                <text:list>
                  <text:list-item>
                    <text:p text:style-name="P8">Visualize traj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atch out for strong energy fluc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Analysis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Visualize trajectory</text:p>
              </text:list-item>
            </text:list>
            <text:list text:style-name="L2">
              <text:list-item>
                <text:p text:style-name="P6">Extract relevant data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grep ‘Total Energy’ 2ech-prod.log &gt; te.o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cat te.out | sed -e ‘s/ Total Energy//g’ &gt; te.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cat te.1 | sed -e ‘s/K.*//g’ &gt; te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cat te.2 | sed -e ‘s/ //g’ &gt; te.dat</text:span></text:p>
                  </text:list-item>
                </text:list>
              </text:list-item>
            </text:list>
            <text:list text:style-name="L2">
              <text:list-item>
                <text:p text:style-name="P6">Plot data</text:p>
              </text:list-item>
            </text:list>
            <text:list text:style-name="L2">
              <text:list-item>
                <text:list>
                  <text:list-item>
                    <text:p text:style-name="P8">Import into plotting program</text:p>
                  </text:list-item>
                </text:list>
              </text:list-item>
            </text:list>
            <text:list text:style-name="L2">
              <text:list-item>
                <text:p text:style-name="P6">Perform distance geometry calculations</text:p>
              </text:list-item>
            </text:list>
            <text:list text:style-name="L2">
              <text:list-item>
                <text:list>
                  <text:list-item>
                    <text:p text:style-name="P8">DISTGEOM</text:p>
                  </text:list-item>
                </text:list>
              </text:list-item>
            </text:list>
            <text:list text:style-name="L2">
              <text:list-item>
                <text:p text:style-name="P6">Compute time dependent correlations</text:p>
              </text:list-item>
            </text:list>
            <text:list text:style-name="L2">
              <text:list-item>
                <text:list>
                  <text:list-item>
                    <text:p text:style-name="P8">CORRE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 text:style-name="P1"/>
        </draw:rect>
        <draw:frame presentation:style-name="pr12" draw:text-style-name="P7" draw:layer="layout" svg:width="23cm" svg:height="16.001cm" svg:x="2cm" svg:y="3.7cm" presentation:class="subtitle">
          <draw:text-box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Protein in implicit solvent mod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Define implicit solvent model</text:p>
          </draw:text-box>
        </draw:frame>
        <draw:frame presentation:style-name="pr9" draw:layer="layout" svg:width="23cm" svg:height="16.476cm" svg:x="2cm" svg:y="3.7cm" presentation:class="outline" presentation:user-transformed="true">
          <draw:text-box>
            <text:list text:style-name="L2">
              <text:list-item>
                <text:p text:style-name="P6">Select an implicit solvation model</text:p>
              </text:list-item>
            </text:list>
            <text:list text:style-name="L2">
              <text:list-item>
                <text:list>
                  <text:list-item>
                    <text:p text:style-name="P8">ASP / SASA / ONION / STILL / HCT / ACE / GB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d it to <text:span text:style-name="T4">tinker.ke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solvate stil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tate solvent dielectric const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dielectric 80.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tate polarization eff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polarization direc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Perform the whole simulation process using the new parameters (tip: use a separate directory)</text:p>
              </text:list-item>
            </text:list>
            <text:list text:style-name="L2">
              <text:list-item>
                <text:list>
                  <text:list-item>
                    <text:p text:style-name="P8">Start from initial PD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inim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quilib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duction ru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naly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>
        <office:forms form:automatic-focus="false" form:apply-design-mode="false"/>
        <draw:frame presentation:style-name="pr13" draw:text-style-name="P1" draw:layer="layout" svg:width="23.5cm" svg:height="18.7cm" svg:x="2cm" svg:y="1cm" presentation:class="title">
          <draw:text-box>
            <text:p text:style-name="P12">Easy, wasn’t it?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 text:style-name="P1"/>
        </draw:rect>
        <draw:frame presentation:style-name="pr14" draw:text-style-name="P7" draw:layer="layout" svg:width="23cm" svg:height="16.001cm" svg:x="2cm" svg:y="3.7cm" presentation:class="subtitle">
          <draw:text-box>
            <text:list text:style-name="L3">
              <text:list-item>
                <text:list>
                  <text:list-item>
                    <text:p text:style-name="P7">Water 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Periodic Boundary Cond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itializa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Use a fresh directory</text:p>
              </text:list-item>
            </text:list>
            <text:list text:style-name="L2">
              <text:list-item>
                <text:p text:style-name="P6">Start with the coordinates for one molecule of water</text:p>
              </text:list-item>
            </text:list>
            <text:list text:style-name="L2">
              <text:list-item>
                <text:list>
                  <text:list-item>
                    <text:p text:style-name="P8">water.xyz</text:p>
                  </text:list-item>
                </text:list>
              </text:list-item>
            </text:list>
            <text:list text:style-name="L2">
              <text:list-item>
                <text:p text:style-name="P6">Choose a model for water (e. g. TIP3P)</text:p>
              </text:list-item>
            </text:list>
            <text:list text:style-name="L2">
              <text:list-item>
                <text:list>
                  <text:list-item>
                    <text:p text:style-name="P8">CHARMM contains a TIP3P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You can build your ow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heck atom name discrepa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. g. for CHARMM you get O <text:span text:style-name="T9">→</text:span> OT (101), H <text:span text:style-name="T10">→</text:span> HT (88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Generate a water box using XYZEDIT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xyzedit wa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lace 27 molecules in a cubic box of 9.3125 <text:span text:style-name="T9">Å</text:span>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Heating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Define periodic boundary conditions in tinker.key (or in water.key):</text:p>
              </text:list-item>
            </text:list>
            <text:list text:style-name="L2">
              <text:list-item>
                <text:list>
                  <text:list-item>
                    <text:p text:style-name="P8">Box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-axis 9.312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utoff distance (less than ½ the box siz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utoff 4.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Fine tune computation (TIP3P is a rigid model)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integrate RIGIDBOD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oup-molecu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neutral-group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Heat the system during 6 ps at NVT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dynamic waterbox 6000 1.0 0.1 2 298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nneal waterbox 1 298 0 6000 L 1.0 0.1 0.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Equilibra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After we have heated the system, we let it equilibrate for another 6ps at 298K (NVT)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dynamic waterbox 6000 1.0 0.1 2 298</text:span></text:p>
                  </text:list-item>
                </text:list>
              </text:list-item>
            </text:list>
            <text:list text:style-name="L2">
              <text:list-item>
                <text:p text:style-name="P6">Analyze system evolution for equilibration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ep ‘Temperature’ water-equil.out &gt; temperature.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ep ‘Total Energy’ water-equil.out &gt;totalenergy.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mport into a graphical program and plot fluctu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isualize the traj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. g. with gopenm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Produc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Gather thermodinamical statistics and trajectory</text:p>
              </text:list-item>
            </text:list>
            <text:list text:style-name="L2">
              <text:list-item>
                <text:p text:style-name="P6">Start from equilibrated structure</text:p>
              </text:list-item>
            </text:list>
            <text:list text:style-name="L2">
              <text:list-item>
                <text:p text:style-name="P6">Run DYNAMIC to simulate 5 ps in the NVE ensemble</text:p>
              </text:list-item>
            </text:list>
            <text:list text:style-name="L2">
              <text:list-item>
                <text:list>
                  <text:list-item>
                    <text:p text:style-name="P8">Timestep: 1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umber of steps: 500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ake snapshots every 100 steps (100 fs = 0.1 p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un in batch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dynamic waterbox 5000 1.0 0.1 <text:s/>1 &gt; production.log &amp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Monitor progress</text:p>
              </text:list-item>
            </text:list>
            <text:list text:style-name="L2">
              <text:list-item>
                <text:list>
                  <text:list-item>
                    <text:p text:style-name="P8">Visualize traj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atch out for strong energy fluctuations</text:p>
                  </text:list-item>
                </text:list>
              </text:list-item>
            </text:list>
            <text:list text:style-name="L2">
              <text:list-item>
                <text:p text:style-name="P6">Analyze result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15" draw:text-style-name="P4" draw:layer="layout" svg:width="24.5cm" svg:height="17cm" svg:x="1.5cm" svg:y="3.2cm" draw:corner-radius="0.5cm">
          <text:p text:style-name="P12"/>
        </draw:rect>
        <draw:frame presentation:style-name="pr16" draw:text-style-name="P7" draw:layer="layout" svg:width="23cm" svg:height="16.001cm" svg:x="2cm" svg:y="3.7cm" presentation:class="subtitle">
          <draw:text-box>
            <text:list text:style-name="L3">
              <text:list-item>
                <text:list>
                  <text:list-item>
                    <text:p text:style-name="P7">Protein in explicit solvent mod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troduc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Explicit solvent models are very expensive</text:p>
              </text:list-item>
            </text:list>
            <text:list text:style-name="L2">
              <text:list-item>
                <text:list>
                  <text:list-item>
                    <text:p text:style-name="P8">Approximations and shortcuts have dramatic eff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oundary Conditions are required to keep the solvent confi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eriodic Boundary Conditions (spherical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tochastic Boundary Conditions (Brownian motion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utoffs and cell sizes reduce computation are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ction reg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Bufer (Langevin motion) reg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ervoid (fixed) reg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Process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Preparation</text:p>
              </text:list-item>
            </text:list>
            <text:list text:style-name="L2">
              <text:list-item>
                <text:list>
                  <text:list-item>
                    <text:p text:style-name="P8">Generate biomolecule coordinates input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pute ener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inimize Energy</text:p>
                  </text:list-item>
                </text:list>
              </text:list-item>
            </text:list>
            <text:list text:style-name="L2">
              <text:list-item>
                <text:p text:style-name="P6">Generate solvation sphere</text:p>
              </text:list-item>
            </text:list>
            <text:list text:style-name="L2">
              <text:list-item>
                <text:list>
                  <text:list-item>
                    <text:p text:style-name="P8">Generate solvent cub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ak biomolecule in solv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inimize water around biomolec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quilibrate water around biomolecule</text:p>
                  </text:list-item>
                </text:list>
              </text:list-item>
            </text:list>
            <text:list text:style-name="L2">
              <text:list-item>
                <text:p text:style-name="P6">Heat-Equilibration-Production of entire system</text:p>
              </text:list-item>
            </text:list>
            <text:list text:style-name="L2">
              <text:list-item>
                <text:p text:style-name="P6">Analyze result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Prepara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Same as we do for <text:span text:style-name="T2">in vacuo</text:span><text:span text:style-name="T6"> simulation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Grab PDB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onvert to XY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nalyze stru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Minimize structure energy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You can start from saved minimized coordinates from a previous </text:span><text:span text:style-name="T2">in vacuo</text:span><text:span text:style-name="T6"> run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Adding water</text:p>
          </draw:text-box>
        </draw:frame>
        <draw:frame presentation:style-name="pr9" draw:layer="layout" svg:width="23cm" svg:height="16.519cm" svg:x="2cm" svg:y="3.7cm" presentation:class="outline" presentation:user-transformed="true">
          <draw:text-box>
            <text:list text:style-name="L2">
              <text:list-item>
                <text:p text:style-name="P6">Create a box of water</text:p>
              </text:list-item>
            </text:list>
            <text:list text:style-name="L2">
              <text:list-item>
                <text:list>
                  <text:list-item>
                    <text:p text:style-name="P8">Get hold of a water molec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lect force field (e. g. CHARMM27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x atom name and definition discrepa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.g. O : OHT, type 101, <text:s/>H : HT, type 88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un XYZED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umber of molecules: 160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Box size: 36.34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anslate box to center of mass using XYZEDIT</text:p>
                  </text:list-item>
                </text:list>
              </text:list-item>
            </text:list>
            <text:list text:style-name="L2">
              <text:list-item>
                <text:p text:style-name="P6">Solvate biomolecule</text:p>
              </text:list-item>
            </text:list>
            <text:list text:style-name="L2">
              <text:list-item>
                <text:list>
                  <text:list-item>
                    <text:p text:style-name="P8">Open with XYZED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anslate to center of m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ak in wa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 need to remove water outside the sp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TINKER will ignore it once defin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Equilibration of water around fixed protei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Open original biomolecule file</text:p>
              </text:list-item>
            </text:list>
            <text:list text:style-name="L2">
              <text:list-item>
                <text:list>
                  <text:list-item>
                    <text:p text:style-name="P8">Note down molecule size (713 atoms)</text:p>
                  </text:list-item>
                </text:list>
              </text:list-item>
            </text:list>
            <text:list text:style-name="L2">
              <text:list-item>
                <text:p text:style-name="P6">Define computation conditions in tinker.key</text:p>
              </text:list-item>
            </text:list>
            <text:list text:style-name="L2">
              <text:list-item>
                <text:list>
                  <text:list-item>
                    <text:p text:style-name="P8">Use spherical boundary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The system is centered around origin 0.0.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The system size is ~32 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">sphere 0.0 0.0 0.0 18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">w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xclude biomolecule by defining active reg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ange from first (714) to last (5372) solvent ato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1">active -714 537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tir the bottle to remove strong Van der Waals intera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">ratt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Minimize energy and equilibrate as usual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01cm" svg:x="2cm" svg:y="1cm" presentation:class="title">
          <draw:text-box>
            <text:p text:style-name="P1">MD simulation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6">Once the solvent has adapted to the biomolecule’s environment we can run the simulation:</text:p>
              </text:list-item>
            </text:list>
            <text:list text:style-name="L2">
              <text:list-item>
                <text:list>
                  <text:list-item>
                    <text:p text:style-name="P8">Remove restriction on the active reg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lect a faster integration meth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integrate verl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Heat to 298K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dynamic 2ech 1000 1.0 0.1 29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anneal 2ech 1 298 0 L 1000 1.0 0.1 0.0</text:span></text:p>
                  </text:list-item>
                </text:list>
              </text:list-item>
            </text:list>
            <text:list text:style-name="L2">
              <text:list-item>
                <text:p text:style-name="P6">Equilibrate at 298K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dynamic 2ech 1000 1.0 0.1 298</text:span></text:p>
                  </text:list-item>
                </text:list>
              </text:list-item>
            </text:list>
            <text:list text:style-name="L2">
              <text:list-item>
                <text:p text:style-name="P6">Production run at 298K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dynamic 2ech 5000 1.0 0.1 298</text:span></text:p>
                  </text:list-item>
                </text:list>
              </text:list-item>
            </text:list>
            <text:list text:style-name="L2">
              <text:list-item>
                <text:p text:style-name="P6">Analyz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10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opacity draw:name="Transparency_20_33" draw:display-name="Transparency 33" draw:style="ellipsoid" draw:cx="50%" draw:cy="50%" draw:start="50%" draw:end="25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  <style:text-properties fo:font-size="16pt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  <style:text-properties fo:font-size="14pt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  <style:text-properties fo:font-size="24pt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  <style:text-properties fo:font-size="24pt"/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  <style:text-properties fo:font-size="20pt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 draw:page-number="2"/>
      <draw:page-thumbnail draw:layer="backgroundobjects" svg:width="5.938cm" svg:height="4.453cm" svg:x="20.79cm" svg:y="8.273cm" draw:page-number="4"/>
    </style:handout-master>
    <style:master-page style:name="mars" style:page-layout-name="PM1" draw:style-name="dp1">
      <office:forms form:automatic-focus="false" form:apply-design-mode="false"/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TINKER MD simulations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3.5cm" svg:height="1cm" svg:x="22.7cm" svg:y="8cm">
        <draw:text-box>
          <text:p text:style-name="P12"><text:span text:style-name="T1">10-11-2008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Molecular Dynamics Simulations</text:span></text:p>
          <text:p text:style-name="P14"><text:span text:style-name="T3">An EMBnet introductory course</text:span></text:p>
        </draw:text-box>
      </draw:frame>
      <draw:frame draw:style-name="gr3" draw:text-style-name="P18" draw:layer="backgroundobjects" svg:width="10.5cm" svg:height="2.993cm" svg:x="1.5cm" svg:y="9.342cm">
        <draw:text-box>
          <text:p text:style-name="P16"><text:span text:style-name="T4">Jose R. Valverde</text:span></text:p>
          <text:p text:style-name="P16"><text:span text:style-name="T5">EMBnet/CNB, CSIC</text:span></text:p>
          <text:p text:style-name="P17"><text:span text:style-name="T5">http://www.es.embnet.org</text:span></text:p>
          <text:p text:style-name="P17"><text:span text:style-name="T5">jrvalverde@cnb.csic.es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4.767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osé Valverde</meta:initial-creator>
    <meta:creation-date>2008-11-07T12:30:21</meta:creation-date>
    <dc:creator>José Valverde</dc:creator>
    <dc:date>2008-11-07T15:23:27</dc:date>
    <meta:editing-cycles>5</meta:editing-cycles>
    <meta:editing-duration>PT1H35M49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